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33in" style:rel-column-width="12614*"/>
    </style:style>
    <style:style style:name="Table1.B" style:family="table-column">
      <style:table-column-properties style:column-width="5.5938in" style:rel-column-width="529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33in" style:rel-column-width="12614*"/>
    </style:style>
    <style:style style:name="Table2.B" style:family="table-column">
      <style:table-column-properties style:column-width="5.5938in" style:rel-column-width="5292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33in" style:rel-column-width="12614*"/>
    </style:style>
    <style:style style:name="Table3.B" style:family="table-column">
      <style:table-column-properties style:column-width="5.5938in" style:rel-column-width="5292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2493in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3333in" style:rel-column-width="12614*"/>
    </style:style>
    <style:style style:name="Table4.B" style:family="table-column">
      <style:table-column-properties style:column-width="5.5938in" style:rel-column-width="52921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6" style:family="table-row">
      <style:table-row-properties style:min-row-height="0.2493in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3333in" style:rel-column-width="12614*"/>
    </style:style>
    <style:style style:name="Table5.B" style:family="table-column">
      <style:table-column-properties style:column-width="5.5938in" style:rel-column-width="52921*"/>
    </style:style>
    <style:style style:name="Table5.1" style:family="table-row">
      <style:table-row-properties style:min-row-height="0.239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2493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333in" style:rel-column-width="12614*"/>
    </style:style>
    <style:style style:name="Table6.B" style:family="table-column">
      <style:table-column-properties style:column-width="5.5938in" style:rel-column-width="52921*"/>
    </style:style>
    <style:style style:name="Table6.1" style:family="table-row">
      <style:table-row-properties style:min-row-height="0.2396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6" style:family="table-row">
      <style:table-row-properties style:min-row-height="0.2493in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3333in" style:rel-column-width="12614*"/>
    </style:style>
    <style:style style:name="Table12.B" style:family="table-column">
      <style:table-column-properties style:column-width="5.5938in" style:rel-column-width="52921*"/>
    </style:style>
    <style:style style:name="Table12.1" style:family="table-row">
      <style:table-row-properties style:min-row-height="0.2396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6" style:family="table-row">
      <style:table-row-properties style:min-row-height="0.2493in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1.3333in" style:rel-column-width="12614*"/>
    </style:style>
    <style:style style:name="Table13.B" style:family="table-column">
      <style:table-column-properties style:column-width="5.5938in" style:rel-column-width="52921*"/>
    </style:style>
    <style:style style:name="Table13.1" style:family="table-row">
      <style:table-row-properties style:min-row-height="0.2396in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6" style:family="table-row">
      <style:table-row-properties style:min-row-height="0.2493in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3333in" style:rel-column-width="12614*"/>
    </style:style>
    <style:style style:name="Table7.B" style:family="table-column">
      <style:table-column-properties style:column-width="5.5938in" style:rel-column-width="52921*"/>
    </style:style>
    <style:style style:name="Table7.1" style:family="table-row">
      <style:table-row-properties style:min-row-height="0.2396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6" style:family="table-row">
      <style:table-row-properties style:min-row-height="0.2493in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3333in" style:rel-column-width="12614*"/>
    </style:style>
    <style:style style:name="Table8.B" style:family="table-column">
      <style:table-column-properties style:column-width="5.5938in" style:rel-column-width="52921*"/>
    </style:style>
    <style:style style:name="Table8.1" style:family="table-row">
      <style:table-row-properties style:min-row-height="0.2396in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6" style:family="table-row">
      <style:table-row-properties style:min-row-height="0.2493in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3333in" style:rel-column-width="12614*"/>
    </style:style>
    <style:style style:name="Table9.B" style:family="table-column">
      <style:table-column-properties style:column-width="5.5938in" style:rel-column-width="52921*"/>
    </style:style>
    <style:style style:name="Table9.1" style:family="table-row">
      <style:table-row-properties style:min-row-height="0.2396in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6" style:family="table-row">
      <style:table-row-properties style:min-row-height="0.2493in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3333in" style:rel-column-width="12614*"/>
    </style:style>
    <style:style style:name="Table10.B" style:family="table-column">
      <style:table-column-properties style:column-width="5.5938in" style:rel-column-width="52921*"/>
    </style:style>
    <style:style style:name="Table10.1" style:family="table-row">
      <style:table-row-properties style:min-row-height="0.2396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6" style:family="table-row">
      <style:table-row-properties style:min-row-height="0.2493in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3333in" style:rel-column-width="12614*"/>
    </style:style>
    <style:style style:name="Table11.B" style:family="table-column">
      <style:table-column-properties style:column-width="5.5938in" style:rel-column-width="52921*"/>
    </style:style>
    <style:style style:name="Table11.1" style:family="table-row">
      <style:table-row-properties style:min-row-height="0.2396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6" style:family="table-row">
      <style:table-row-properties style:min-row-height="0.2493in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1.3333in" style:rel-column-width="12614*"/>
    </style:style>
    <style:style style:name="Table14.B" style:family="table-column">
      <style:table-column-properties style:column-width="5.5938in" style:rel-column-width="52921*"/>
    </style:style>
    <style:style style:name="Table14.1" style:family="table-row">
      <style:table-row-properties style:min-row-height="0.2396in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4" style:family="table-row">
      <style:table-row-properties style:min-row-height="0.1521in"/>
    </style:style>
    <style:style style:name="Table14.6" style:family="table-row">
      <style:table-row-properties style:min-row-height="0.2493in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1.3333in" style:rel-column-width="12614*"/>
    </style:style>
    <style:style style:name="Table15.B" style:family="table-column">
      <style:table-column-properties style:column-width="5.5938in" style:rel-column-width="52921*"/>
    </style:style>
    <style:style style:name="Table15.1" style:family="table-row">
      <style:table-row-properties style:min-row-height="0.2396in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6" style:family="table-row">
      <style:table-row-properties style:min-row-height="0.2493in"/>
    </style:style>
    <style:style style:name="P1" style:family="paragraph" style:parent-style-name="Standard">
      <style:paragraph-properties fo:text-align="center" style:justify-single-word="false"/>
      <style:text-properties fo:color="#0000ff" style:font-name="Arial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 style:list-style-name="L6">
      <style:text-properties fo:font-weight="normal" style:font-weight-asian="normal" style:font-weight-complex="normal"/>
    </style:style>
    <style:style style:name="P10" style:family="paragraph" style:parent-style-name="Standard" style:list-style-name="L7">
      <style:text-properties fo:font-weight="normal" style:font-weight-asian="normal" style:font-weight-complex="normal"/>
    </style:style>
    <style:style style:name="P11" style:family="paragraph" style:parent-style-name="Standard" style:list-style-name="L8">
      <style:text-properties fo:font-weight="normal" style:font-weight-asian="normal" style:font-weight-complex="normal"/>
    </style:style>
    <style:style style:name="P12" style:family="paragraph" style:parent-style-name="Standard" style:list-style-name="L9"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text-properties fo:font-weight="normal" style:font-weight-asian="normal" style:font-weight-complex="normal"/>
    </style:style>
    <style:style style:name="P14" style:family="paragraph" style:parent-style-name="Standard" style:list-style-name="L11">
      <style:text-properties fo:font-weight="normal" style:font-weight-asian="normal" style:font-weight-complex="normal"/>
    </style:style>
    <style:style style:name="P15" style:family="paragraph" style:parent-style-name="Standard" style:list-style-name="L13">
      <style:text-properties fo:font-weight="normal" style:font-weight-asian="normal" style:font-weight-complex="normal"/>
    </style:style>
    <style:style style:name="P16" style:family="paragraph" style:parent-style-name="Standard" style:list-style-name="L14">
      <style:text-properties fo:font-weight="normal" style:font-weight-asian="normal" style:font-weight-complex="normal"/>
    </style:style>
    <style:style style:name="P17" style:family="paragraph" style:parent-style-name="Standard" style:list-style-name="L15">
      <style:text-properties fo:font-weight="normal" style:font-weight-asian="normal" style:font-weight-complex="normal"/>
    </style:style>
    <style:style style:name="P18" style:family="paragraph" style:parent-style-name="Standard" style:list-style-name="L16">
      <style:text-properties fo:font-weight="normal" style:font-weight-asian="normal" style:font-weight-complex="normal"/>
    </style:style>
    <style:style style:name="P19" style:family="paragraph" style:parent-style-name="Table_20_Contents" style:list-style-name="L1"/>
    <style:style style:name="P20" style:family="paragraph" style:parent-style-name="Table_20_Contents" style:list-style-name="L2"/>
    <style:style style:name="P21" style:family="paragraph" style:parent-style-name="Table_20_Contents" style:list-style-name="L3"/>
    <style:style style:name="P22" style:family="paragraph" style:parent-style-name="Table_20_Contents" style:list-style-name="L12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ic Realm Use Cases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C-01</text:p>
          </table:table-cell>
          <table:table-cell table:style-name="Table1.B1" office:value-type="string">
            <text:p text:style-name="P6">Player Starts The Game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1.A2" office:value-type="string">
            <text:p text:style-name="P5">Actors</text:p>
          </table:table-cell>
          <table:table-cell table:style-name="Table1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1.A2" office:value-type="string">
            <text:p text:style-name="P5">Starting Condition </text:p>
          </table:table-cell>
          <table:table-cell table:style-name="Table1.B2" office:value-type="string">
            <text:p text:style-name="Table_20_Contents">N/A</text:p>
          </table:table-cell>
        </table:table-row>
        <table:table-row>
          <table:table-cell table:style-name="Table1.A2" office:value-type="string">
            <text:p text:style-name="P5">Main Sequence</text:p>
          </table:table-cell>
          <table:table-cell table:style-name="Table1.B2" office:value-type="string">
            <text:list xml:id="list4361755120026446529" text:style-name="L1">
              <text:list-item>
                <text:p text:style-name="P19">User starts the game application </text:p>
              </text:list-item>
              <text:list-item>
                <text:p text:style-name="P19">System responds with an opening screen, waiting for user input</text:p>
              </text:list-item>
              <text:list-item>
                <text:p text:style-name="P19">User selects to start a new game from the menu provided</text:p>
              </text:list-item>
              <text:list-item>
                <text:p text:style-name="P19">System builds the player listing, board, and player movement options</text:p>
              </text:list-item>
              <text:list-item>
                <text:p text:style-name="P19">User enters player information by clicking on available add button, specifies both the name and class they which to play as</text:p>
              </text:list-item>
              <text:list-item>
                <text:p text:style-name="P19">Step 5 is repeated until the desired amount of players has been meant</text:p>
              </text:list-item>
              <text:list-item>
                <text:p text:style-name="P19">User starts game </text:p>
              </text:list-item>
            </text:list>
          </table:table-cell>
        </table:table-row>
        <table:table-row>
          <table:table-cell table:style-name="Table1.A2" office:value-type="string">
            <text:p text:style-name="P5">Post-Condition</text:p>
          </table:table-cell>
          <table:table-cell table:style-name="Table1.B2" office:value-type="string">
            <text:p text:style-name="Table_20_Contents">Game has started and players begin taking their desired turns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C-02</text:p>
          </table:table-cell>
          <table:table-cell table:style-name="Table2.B1" office:value-type="string">
            <text:p text:style-name="P6">Player Attempting To Move To New Clearing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2.A2" office:value-type="string">
            <text:p text:style-name="P5">Actors</text:p>
          </table:table-cell>
          <table:table-cell table:style-name="Table2.B2" office:value-type="string">
            <text:p text:style-name="Table_20_Contents">Current player for the turn</text:p>
          </table:table-cell>
        </table:table-row>
        <table:table-row>
          <table:table-cell table:style-name="Table2.A2" office:value-type="string">
            <text:p text:style-name="P5">Starting Condition </text:p>
          </table:table-cell>
          <table:table-cell table:style-name="Table2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2.A2" office:value-type="string">
            <text:p text:style-name="P5">Main Sequence</text:p>
          </table:table-cell>
          <table:table-cell table:style-name="Table2.B2" office:value-type="string">
            <text:list xml:id="list6054039741113987203" text:style-name="L2">
              <text:list-item>
                <text:p text:style-name="P20">Current player of the game selects the move option from the available list</text:p>
              </text:list-item>
              <text:list-item>
                <text:p text:style-name="P20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35606425" text:continue-numbering="true" text:style-name="L2">
              <text:list-item>
                <text:p text:style-name="P20">Player selects a valid area for the character movement</text:p>
              </text:list-item>
              <text:list-item>
                <text:p text:style-name="P20">System checks the area to see if is a valid move for the player</text:p>
              </text:list-item>
              <text:list-item>
                <text:p text:style-name="P20">System records “M-” followed by the clearing name to the player's log</text:p>
              </text:list-item>
              <text:list-item>
                <text:p text:style-name="P20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2.A2" office:value-type="string">
            <text:p text:style-name="P5">Post-Condition</text:p>
          </table:table-cell>
          <table:table-cell table:style-name="Table2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2.A2" office:value-type="string">
            <text:p text:style-name="P4">Alternative Scenarios</text:p>
          </table:table-cell>
          <table:table-cell table:style-name="Table2.B2" office:value-type="string">
            <text:list xml:id="list2996104077724086666" text:style-name="L3">
              <text:list-item>
                <text:p text:style-name="P21">The player might at any point select to cancel the movement action by selecting another action from the ones provided</text:p>
              </text:list-item>
              <text:list-item>
                <text:p text:style-name="P21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6">UC-03</text:p>
          </table:table-cell>
          <table:table-cell table:style-name="Table3.B1" office:value-type="string">
            <text:p text:style-name="P6">Player Attempts To Hide In Current Clearing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3.A2" office:value-type="string">
            <text:p text:style-name="P5">Actors</text:p>
          </table:table-cell>
          <table:table-cell table:style-name="Table3.B2" office:value-type="string">
            <text:p text:style-name="Table_20_Contents">Current player for the turn</text:p>
          </table:table-cell>
        </table:table-row>
        <table:table-row>
          <table:table-cell table:style-name="Table3.A2" office:value-type="string">
            <text:p text:style-name="P5">Starting Condition </text:p>
          </table:table-cell>
          <table:table-cell table:style-name="Table3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3.A2" office:value-type="string">
            <text:p text:style-name="P5">Main Sequence</text:p>
          </table:table-cell>
          <table:table-cell table:style-name="Table3.B2" office:value-type="string">
            <text:list xml:id="list311683681492810679" text:style-name="L4">
              <text:list-item>
                <text:p text:style-name="P7">User starts their turn and is unhidden if the are currently hidden</text:p>
              </text:list-item>
              <text:list-item>
                <text:p text:style-name="P7">User selects hide from the available list of commands available</text:p>
              </text:list-item>
              <text:list-item>
                <text:p text:style-name="P7">System generates value to determine if player becomes hidden</text:p>
              </text:list-item>
            </text:list>
            <text:list xml:id="list9211811744079505002" text:style-name="L5">
              <text:list-item>
                <text:p text:style-name="P8">If player becomes hidden, their tile becomes green until they become unhidden from another means</text:p>
              </text:list-item>
              <text:list-item>
                <text:p text:style-name="P8">If player stays unhidden then their tile will remain the same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5">Post-Condition</text:p>
          </table:table-cell>
          <table:table-cell table:style-name="Table3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UC-04</text:p>
          </table:table-cell>
          <table:table-cell table:style-name="Table4.B1" office:value-type="string">
            <text:p text:style-name="P6">Treasure Searching And Looting 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4.A2" office:value-type="string">
            <text:p text:style-name="P5">Actors</text:p>
          </table:table-cell>
          <table:table-cell table:style-name="Table4.B2" office:value-type="string">
            <text:p text:style-name="Table_20_Contents">Current player for the turn</text:p>
          </table:table-cell>
        </table:table-row>
        <table:table-row>
          <table:table-cell table:style-name="Table4.A2" office:value-type="string">
            <text:p text:style-name="P5">Starting Condition </text:p>
          </table:table-cell>
          <table:table-cell table:style-name="Table4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4.A2" office:value-type="string">
            <text:p text:style-name="P5">Main Sequence</text:p>
          </table:table-cell>
          <table:table-cell table:style-name="Table4.B2" office:value-type="string">
            <text:list xml:id="list7187687435937050439" text:style-name="L6">
              <text:list-item>
                <text:p text:style-name="P9">User starts their turn</text:p>
              </text:list-item>
              <text:list-item>
                <text:p text:style-name="P9">User selects the search option from the list of commands </text:p>
              </text:list-item>
              <text:list-item>
                <text:p text:style-name="P9">System responds with dialogue with available options for searching</text:p>
              </text:list-item>
              <text:list-item>
                <text:p text:style-name="P9">User selects to either search or loot from the clearing</text:p>
              </text:list-item>
            </text:list>
            <text:list xml:id="list5652012016340749077" text:style-name="L7">
              <text:list-item>
                <text:p text:style-name="P10">If user selects to search clearing, system searches the player's clearing, giving the player access to the hidden items if they are found</text:p>
              </text:list-item>
              <text:list-item>
                <text:p text:style-name="P10">If user selects loot, the player loots the available treasure and adds it to their current collection</text:p>
              </text:list-item>
            </text:list>
          </table:table-cell>
        </table:table-row>
        <table:table-row table:style-name="Table4.6">
          <table:table-cell table:style-name="Table4.A2" office:value-type="string">
            <text:p text:style-name="P5">Post-Condition</text:p>
          </table:table-cell>
          <table:table-cell table:style-name="Table4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3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UC-05</text:p>
          </table:table-cell>
          <table:table-cell table:style-name="Table5.B1" office:value-type="string">
            <text:p text:style-name="P6">Displaying Detailed Character Sheet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5.A2" office:value-type="string">
            <text:p text:style-name="P5">Actors</text:p>
          </table:table-cell>
          <table:table-cell table:style-name="Table5.B2" office:value-type="string">
            <text:p text:style-name="Table_20_Contents">One or more players currently playing the game</text:p>
          </table:table-cell>
        </table:table-row>
        <table:table-row>
          <table:table-cell table:style-name="Table5.A2" office:value-type="string">
            <text:p text:style-name="P5">Starting Condition </text:p>
          </table:table-cell>
          <table:table-cell table:style-name="Table5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5.A2" office:value-type="string">
            <text:p text:style-name="P5">Main Sequence</text:p>
          </table:table-cell>
          <table:table-cell table:style-name="Table5.B2" office:value-type="string">
            <text:list xml:id="list6092914847235077603" text:style-name="L8">
              <text:list-item>
                <text:p text:style-name="P11">User selects a player from the list</text:p>
              </text:list-item>
              <text:list-item>
                <text:p text:style-name="P11">User clicks on the option to show detailed card</text:p>
              </text:list-item>
              <text:list-item>
                <text:p text:style-name="P11">System responds by displaying the character detail sheet for the selected player's class</text:p>
              </text:list-item>
            </text:list>
          </table:table-cell>
        </table:table-row>
        <table:table-row table:style-name="Table5.6">
          <table:table-cell table:style-name="Table5.A2" office:value-type="string">
            <text:p text:style-name="P5">Post-Condition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6">UC-06</text:p>
          </table:table-cell>
          <table:table-cell table:style-name="Table6.B1" office:value-type="string">
            <text:p text:style-name="P6">Player Enters Combat With Another Player</text:p>
          </table:table-cell>
        </table:table-row>
        <table:table-row>
          <table:table-cell table:style-name="Table6.A2" office:value-type="string">
            <text:p text:style-name="P5">Description</text:p>
          </table:table-cell>
          <table:table-cell table:style-name="Table6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6.A2" office:value-type="string">
            <text:p text:style-name="P5">Actors</text:p>
          </table:table-cell>
          <table:table-cell table:style-name="Table6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6.A2" office:value-type="string">
            <text:p text:style-name="P5">Starting Condition </text:p>
          </table:table-cell>
          <table:table-cell table:style-name="Table6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6.A2" office:value-type="string">
            <text:p text:style-name="P5">Main Sequence</text:p>
          </table:table-cell>
          <table:table-cell table:style-name="Table6.B2" office:value-type="string">
            <text:list xml:id="list8836063215920887166" text:style-name="L9">
              <text:list-item>
                <text:p text:style-name="P12">All players have sent their turn and two players are unhidden on the same clearing</text:p>
              </text:list-item>
              <text:list-item>
                <text:p text:style-name="P12">A combat user interface is opened for the players</text:p>
              </text:list-item>
              <text:list-item>
                <text:p text:style-name="P12">The luring phase of combat is initiated</text:p>
                <text:list>
                  <text:list-header>
                    <text:p text:style-name="P12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2">The charging phase of combat is initiated</text:p>
                <text:list>
                  <text:list-header>
                    <text:p text:style-name="P12">-</text:p>
                  </text:list-header>
                </text:list>
              </text:list-item>
              <text:list-item>
                <text:p text:style-name="P12">The manoeuvres and attack phase of combat is initiated</text:p>
                <text:list>
                  <text:list-header>
                    <text:p text:style-name="P12">- Users select whether or not they would like to thrust, swing, or smash for their attack</text:p>
                    <text:p text:style-name="P12">- Users select whether or not they would like to dodge, duck, or charge for their manoeuvre</text:p>
                  </text:list-header>
                </text:list>
              </text:list-item>
              <text:list-item>
                <text:p text:style-name="P12">Attacking phase is resolved</text:p>
                <text:list>
                  <text:list-header>
                    <text:p text:style-name="P12">- Harm is calculated and applied to users</text:p>
                    <text:p text:style-name="P12">- Fatigue is calculated and applied to users </text:p>
                  </text:list-header>
                </text:list>
              </text:list-item>
              <text:list-item>
                <text:p text:style-name="P12">Steps 3 through 6 are repeated until there is no more than one player in a clearing or nothing happens for 2 rounds</text:p>
                <text:list>
                  <text:list-header>
                    <text:p text:style-name="P12"/>
                  </text:list-header>
                </text:list>
              </text:list-item>
            </text:list>
          </table:table-cell>
        </table:table-row>
        <table:table-row table:style-name="Table6.6">
          <table:table-cell table:style-name="Table6.A2" office:value-type="string">
            <text:p text:style-name="P5">Post-Condition</text:p>
          </table:table-cell>
          <table:table-cell table:style-name="Table6.B2" office:value-type="string">
            <text:p text:style-name="Table_20_Contents">Combat has been resolved</text:p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">UC-07</text:p>
          </table:table-cell>
          <table:table-cell table:style-name="Table12.B1" office:value-type="string">
            <text:p text:style-name="P6">Player Hosts A Networked Game And Starts It</text:p>
          </table:table-cell>
        </table:table-row>
        <table:table-row>
          <table:table-cell table:style-name="Table12.A2" office:value-type="string">
            <text:p text:style-name="P5">Description</text:p>
          </table:table-cell>
          <table:table-cell table:style-name="Table12.B2" office:value-type="string">
            <text:p text:style-name="Table_20_Contents">After a new game has been created, the user presses Host Game</text:p>
          </table:table-cell>
        </table:table-row>
        <table:table-row>
          <table:table-cell table:style-name="Table12.A2" office:value-type="string">
            <text:p text:style-name="P5">Actors</text:p>
          </table:table-cell>
          <table:table-cell table:style-name="Table12.B2" office:value-type="string">
            <text:p text:style-name="Table_20_Contents">One player who is going to host the game</text:p>
          </table:table-cell>
        </table:table-row>
        <table:table-row>
          <table:table-cell table:style-name="Table12.A2" office:value-type="string">
            <text:p text:style-name="P5">Starting Condition </text:p>
          </table:table-cell>
          <table:table-cell table:style-name="Table12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2.A2" office:value-type="string">
            <text:p text:style-name="P5">Main Sequence</text:p>
          </table:table-cell>
          <table:table-cell table:style-name="Table12.B2" office:value-type="string">
            <text:list xml:id="list3866157438423679409" text:style-name="L10">
              <text:list-item>
                <text:p text:style-name="P13">User presses the Host Game button in the Networking Menu</text:p>
              </text:list-item>
              <text:list-item>
                <text:p text:style-name="P13">User enters which port he/she would like to host the game on</text:p>
              </text:list-item>
              <text:list-item>
                <text:p text:style-name="P13">User confirms hosting a game by pressing the Host button</text:p>
              </text:list-item>
              <text:list-item>
                <text:p text:style-name="P13">User adds local players to the game and waits for other users to join the networked game</text:p>
              </text:list-item>
              <text:list-item>
                <text:p text:style-name="P13">Step 4 is repeated until all of the desired players have been added</text:p>
              </text:list-item>
              <text:list-item>
                <text:p text:style-name="P13">Host presses the start game button</text:p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5">Post-Condition</text:p>
          </table:table-cell>
          <table:table-cell table:style-name="Table12.B2" office:value-type="string">
            <text:p text:style-name="Table_20_Contents">A networked game is in mo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6">UC-08</text:p>
          </table:table-cell>
          <table:table-cell table:style-name="Table13.B1" office:value-type="string">
            <text:p text:style-name="P6">Player Joins A Game</text:p>
          </table:table-cell>
        </table:table-row>
        <table:table-row>
          <table:table-cell table:style-name="Table13.A2" office:value-type="string">
            <text:p text:style-name="P5">Description</text:p>
          </table:table-cell>
          <table:table-cell table:style-name="Table13.B2" office:value-type="string">
            <text:p text:style-name="Table_20_Contents">After a new game has been created, the user presses Join Game</text:p>
          </table:table-cell>
        </table:table-row>
        <table:table-row>
          <table:table-cell table:style-name="Table13.A2" office:value-type="string">
            <text:p text:style-name="P5">Actors</text:p>
          </table:table-cell>
          <table:table-cell table:style-name="Table13.B2" office:value-type="string">
            <text:p text:style-name="Table_20_Contents">One player who is going to join a game</text:p>
          </table:table-cell>
        </table:table-row>
        <table:table-row>
          <table:table-cell table:style-name="Table13.A2" office:value-type="string">
            <text:p text:style-name="P5">Starting Condition </text:p>
          </table:table-cell>
          <table:table-cell table:style-name="Table13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3.A2" office:value-type="string">
            <text:p text:style-name="P5">Main Sequence</text:p>
          </table:table-cell>
          <table:table-cell table:style-name="Table13.B2" office:value-type="string">
            <text:list xml:id="list8837467139597423941" text:style-name="L11">
              <text:list-item>
                <text:p text:style-name="P14">A user presses the join game button in the Networking menu</text:p>
              </text:list-item>
              <text:list-item>
                <text:p text:style-name="P14">The user enters the ip address and port of the game that he/she would like to join</text:p>
              </text:list-item>
              <text:list-item>
                <text:p text:style-name="P14">The user attempts to join the game by pressing the join game button</text:p>
                <text:list>
                  <text:list-item>
                    <text:list>
                      <text:list-header>
                        <text:p text:style-name="P14">- If there is a game being hosted by somone at the ip/port location then the user joins that game</text:p>
                        <text:p text:style-name="P14">- If there is no game being hosted at the specified ip/port then the user is redirected to the join game view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3.6">
          <table:table-cell table:style-name="Table13.A2" office:value-type="string">
            <text:p text:style-name="P5">Post-Condition</text:p>
          </table:table-cell>
          <table:table-cell table:style-name="Table13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UC-09</text:p>
          </table:table-cell>
          <table:table-cell table:style-name="Table7.B1" office:value-type="string">
            <text:p text:style-name="P6">Host Selects Chit and Dwelling Locations In Cheat Mode</text:p>
          </table:table-cell>
        </table:table-row>
        <table:table-row>
          <table:table-cell table:style-name="Table7.A2" office:value-type="string">
            <text:p text:style-name="P5">Description</text:p>
          </table:table-cell>
          <table:table-cell table:style-name="Table7.B2" office:value-type="string">
            <text:p text:style-name="Table_20_Contents">A player enters cheatmode before pressing the start game button</text:p>
          </table:table-cell>
        </table:table-row>
        <table:table-row>
          <table:table-cell table:style-name="Table7.A2" office:value-type="string">
            <text:p text:style-name="P5">Actors</text:p>
          </table:table-cell>
          <table:table-cell table:style-name="Table7.B2" office:value-type="string">
            <text:p text:style-name="Table_20_Contents">The host of the game</text:p>
          </table:table-cell>
        </table:table-row>
        <table:table-row>
          <table:table-cell table:style-name="Table7.A2" office:value-type="string">
            <text:p text:style-name="P5">Starting Condition <text:s/></text:p>
          </table:table-cell>
          <table:table-cell table:style-name="Table7.B2" office:value-type="string">
            <text:p text:style-name="Table_20_Contents">The host must enable cheat mode then satisfy UC-07</text:p>
          </table:table-cell>
        </table:table-row>
        <table:table-row>
          <table:table-cell table:style-name="Table7.A2" office:value-type="string">
            <text:p text:style-name="P5">Main Sequence</text:p>
          </table:table-cell>
          <table:table-cell table:style-name="Table7.B2" office:value-type="string">
            <text:list xml:id="list34496448" text:style-name="L8">
              <text:list-header>
                <text:p text:style-name="P11">1. The dwelling and sound chit placement view is displayed</text:p>
                <text:p text:style-name="P11">2. Host chooses a clearing, to place the current item, from the location combo box</text:p>
                <text:p text:style-name="P11">3. Host presses the set button or the randomize button in order to place that item</text:p>
                <text:p text:style-name="P11">4. Steps 2 and 3 are repeated until all of the available items are placed</text:p>
                <text:p text:style-name="P11">5. The environment chit placement view is displayed</text:p>
                <text:p text:style-name="P11">6. Host chooses a tile, to place the current item, from the location combo box</text:p>
                <text:p text:style-name="P11">7. Host presses the set button or the randomize button in order to place that item</text:p>
                <text:p text:style-name="P11">8. Steps 6 and 7 are repeated until all of the available items are placed</text:p>
              </text:list-header>
            </text:list>
          </table:table-cell>
        </table:table-row>
        <table:table-row table:style-name="Table7.6">
          <table:table-cell table:style-name="Table7.A2" office:value-type="string">
            <text:p text:style-name="P5">Post-Condition</text:p>
          </table:table-cell>
          <table:table-cell table:style-name="Table7.B2" office:value-type="string">
            <text:p text:style-name="Table_20_Contents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6">UC-10</text:p>
          </table:table-cell>
          <table:table-cell table:style-name="Table8.B1" office:value-type="string">
            <text:p text:style-name="P6">Player Rolls The Dice In Cheat Mode</text:p>
          </table:table-cell>
        </table:table-row>
        <table:table-row>
          <table:table-cell table:style-name="Table8.A2" office:value-type="string">
            <text:p text:style-name="P5">Description</text:p>
          </table:table-cell>
          <table:table-cell table:style-name="Table8.B2" office:value-type="string">
            <text:p text:style-name="Table_20_Contents">A player decides the outcome of his or her dice roll in cheat mode</text:p>
          </table:table-cell>
        </table:table-row>
        <table:table-row>
          <table:table-cell table:style-name="Table8.A2" office:value-type="string">
            <text:p text:style-name="P5">Actors</text:p>
          </table:table-cell>
          <table:table-cell table:style-name="Table8.B2" office:value-type="string">
            <text:p text:style-name="Table_20_Contents">One player who is making a dice roll in game</text:p>
          </table:table-cell>
        </table:table-row>
        <table:table-row>
          <table:table-cell table:style-name="Table8.A2" office:value-type="string">
            <text:p text:style-name="P5">Starting Condition </text:p>
          </table:table-cell>
          <table:table-cell table:style-name="Table8.B2" office:value-type="string">
            <text:p text:style-name="Table_20_Contents">The game has begun, a user has enabled cheat mode and has conducted an action that requires a roll</text:p>
          </table:table-cell>
        </table:table-row>
        <table:table-row>
          <table:table-cell table:style-name="Table8.A2" office:value-type="string">
            <text:p text:style-name="P5">Main Sequence</text:p>
          </table:table-cell>
          <table:table-cell table:style-name="Table8.B2" office:value-type="string">
            <text:p text:style-name="Table_20_Contents"><text:s text:c="9"/>1. The cheat mode roll view has opens for the user</text:p>
            <text:p text:style-name="Table_20_Contents"><text:s text:c="9"/>2. User enters an integer, into the input field, that is between 1 and the <text:s text:c="31"/></text:p>
            <text:p text:style-name="Table_20_Contents"><text:s text:c="9"/>highest possible roll value that is shown.</text:p>
            <text:p text:style-name="Table_20_Contents"><text:s text:c="9"/>3. User decides whether or not to set the roll</text:p>
            <text:p text:style-name="Table_20_Contents"><text:s text:c="15"/>- User presses the OK button and sets the roll to the desired value</text:p>
            <text:p text:style-name="Table_20_Contents"><text:s text:c="15"/>- User presses the Randomize button and randomizes the dice roll</text:p>
          </table:table-cell>
        </table:table-row>
        <table:table-row table:style-name="Table8.6">
          <table:table-cell table:style-name="Table8.A2" office:value-type="string">
            <text:p text:style-name="P5">Post-Condition</text:p>
          </table:table-cell>
          <table:table-cell table:style-name="Table8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UC-11</text:p>
          </table:table-cell>
          <table:table-cell table:style-name="Table9.B1" office:value-type="string">
            <text:list xml:id="list2046623922106292931" text:style-name="L12">
              <text:list-header>
                <text:p text:style-name="P22">Player Sets Victory Points <text:s text:c="12"/></text:p>
              </text:list-header>
            </text:list>
          </table:table-cell>
        </table:table-row>
        <table:table-row>
          <table:table-cell table:style-name="Table9.A2" office:value-type="string">
            <text:p text:style-name="P5">Description</text:p>
          </table:table-cell>
          <table:table-cell table:style-name="Table9.B2" office:value-type="string">
            <text:p text:style-name="Table_20_Contents">A player decides which 5 victory points he/she will need to win the game</text:p>
          </table:table-cell>
        </table:table-row>
        <table:table-row>
          <table:table-cell table:style-name="Table9.A2" office:value-type="string">
            <text:p text:style-name="P5">Actors</text:p>
          </table:table-cell>
          <table:table-cell table:style-name="Table9.B2" office:value-type="string">
            <text:p text:style-name="Table_20_Contents">A single player who has selected their character</text:p>
          </table:table-cell>
        </table:table-row>
        <table:table-row>
          <table:table-cell table:style-name="Table9.A2" office:value-type="string">
            <text:p text:style-name="P5">Starting Condition <text:s/></text:p>
          </table:table-cell>
          <table:table-cell table:style-name="Table9.B2" office:value-type="string">
            <text:p text:style-name="Table_20_Contents">A new game must have been made and a user must have added a player with a name and class</text:p>
          </table:table-cell>
        </table:table-row>
        <table:table-row>
          <table:table-cell table:style-name="Table9.A2" office:value-type="string">
            <text:p text:style-name="P5">Main Sequence</text:p>
          </table:table-cell>
          <table:table-cell table:style-name="Table9.B2" office:value-type="string">
            <text:list xml:id="list2747439233264562061" text:style-name="L13">
              <text:list-item>
                <text:p text:style-name="P15">User selects how many victory points they would like to assign to the first category (gold) using the combo box</text:p>
              </text:list-item>
              <text:list-item>
                <text:p text:style-name="P15">Step 1 is repeated for each following category untill exactly 5 victory points have been assigned</text:p>
              </text:list-item>
              <text:list-item>
                <text:p text:style-name="P15">User presses the set button</text:p>
                <text:p text:style-name="P15"><text:s text:c="7"/>- If the number of victory points is equal to 5 then the player has been added to the game</text:p>
                <text:p text:style-name="P15"><text:s text:c="7"/>- Else, step 2 and 3 are repeated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5">Post-Condition</text:p>
          </table:table-cell>
          <table:table-cell table:style-name="Table9.B2" office:value-type="string">
            <text:p text:style-name="Table_20_Contents">A player has set his or her victory conditions and that player has been added to the game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UC-12</text:p>
          </table:table-cell>
          <table:table-cell table:style-name="Table10.B1" office:value-type="string">
            <text:p text:style-name="P6">Player Chooses Starting Location</text:p>
          </table:table-cell>
        </table:table-row>
        <table:table-row>
          <table:table-cell table:style-name="Table10.A2" office:value-type="string">
            <text:p text:style-name="P5">Description</text:p>
          </table:table-cell>
          <table:table-cell table:style-name="Table10.B2" office:value-type="string">
            <text:p text:style-name="Table_20_Contents">A player decides on which of the available locations it will start</text:p>
          </table:table-cell>
        </table:table-row>
        <table:table-row>
          <table:table-cell table:style-name="Table10.A2" office:value-type="string">
            <text:p text:style-name="P5">Actors</text:p>
          </table:table-cell>
          <table:table-cell table:style-name="Table10.B2" office:value-type="string">
            <text:p text:style-name="Table_20_Contents">A player hosting a game or playing alone</text:p>
          </table:table-cell>
        </table:table-row>
        <table:table-row>
          <table:table-cell table:style-name="Table10.A2" office:value-type="string">
            <text:p text:style-name="P5">Starting Condition </text:p>
          </table:table-cell>
          <table:table-cell table:style-name="Table10.B2" office:value-type="string">
            <text:p text:style-name="Table_20_Contents">UC-01 or UC-07 must be satisfied and one or more players in the game must be a Dwarf or Captain</text:p>
          </table:table-cell>
        </table:table-row>
        <table:table-row>
          <table:table-cell table:style-name="Table10.A2" office:value-type="string">
            <text:p text:style-name="P5">Main Sequence</text:p>
          </table:table-cell>
          <table:table-cell table:style-name="Table10.B2" office:value-type="string">
            <text:list xml:id="list6415007021106127958" text:style-name="L14">
              <text:list-item>
                <text:p text:style-name="P16">The character placement view is dispalyed for the first character</text:p>
              </text:list-item>
              <text:list-item>
                <text:p text:style-name="P16">Host chooses which of the available dwellings that character will start on</text:p>
              </text:list-item>
              <text:list-item>
                <text:p text:style-name="P16">Step 1 and 2 are repeated until all of the players whos class is dwarf or captain has had their starting location chose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5">Post-Condition</text:p>
          </table:table-cell>
          <table:table-cell table:style-name="Table10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><text:soft-page-break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UC-13</text:p>
          </table:table-cell>
          <table:table-cell table:style-name="Table11.B1" office:value-type="string">
            <text:p text:style-name="P6">Player Satisfies Victory Points</text:p>
          </table:table-cell>
        </table:table-row>
        <table:table-row>
          <table:table-cell table:style-name="Table11.A2" office:value-type="string">
            <text:p text:style-name="P5">Description</text:p>
          </table:table-cell>
          <table:table-cell table:style-name="Table11.B2" office:value-type="string">
            <text:p text:style-name="Table_20_Contents">A player wins the game</text:p>
          </table:table-cell>
        </table:table-row>
        <table:table-row>
          <table:table-cell table:style-name="Table11.A2" office:value-type="string">
            <text:p text:style-name="P5">Actors</text:p>
          </table:table-cell>
          <table:table-cell table:style-name="Table11.B2" office:value-type="string">
            <text:p text:style-name="Table_20_Contents">A single player who is playing the game</text:p>
          </table:table-cell>
        </table:table-row>
        <table:table-row>
          <table:table-cell table:style-name="Table11.A2" office:value-type="string">
            <text:p text:style-name="P5">Starting Condition </text:p>
          </table:table-cell>
          <table:table-cell table:style-name="Table11.B2" office:value-type="string">
            <text:p text:style-name="Table_20_Contents">A player has aquired some new gold notoriety fame or great treasure</text:p>
          </table:table-cell>
        </table:table-row>
        <table:table-row>
          <table:table-cell table:style-name="Table11.A2" office:value-type="string">
            <text:p text:style-name="P5">Main Sequence</text:p>
          </table:table-cell>
          <table:table-cell table:style-name="Table11.B2" office:value-type="string">
            <text:list xml:id="list4619034122388522299" text:style-name="L15">
              <text:list-item>
                <text:p text:style-name="P17">A User has satisfied all of their victory points this turn</text:p>
              </text:list-item>
              <text:list-item>
                <text:p text:style-name="P17">That user send their turn</text:p>
              </text:list-item>
              <text:list-item>
                <text:p text:style-name="P17">A dialog is displayed to all clients that tells them who has won the game</text:p>
              </text:list-item>
              <text:list-item>
                <text:p text:style-name="P17">The game ends for all user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5">Post-Condition</text:p>
          </table:table-cell>
          <table:table-cell table:style-name="Table11.B2" office:value-type="string">
            <text:p text:style-name="Table_20_Contents">The game has ended and somone has won</text:p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">UC-14</text:p>
          </table:table-cell>
          <table:table-cell table:style-name="Table14.B1" office:value-type="string">
            <text:p text:style-name="P6">Swordsman Chooses His Turn</text:p>
          </table:table-cell>
        </table:table-row>
        <table:table-row>
          <table:table-cell table:style-name="Table14.A2" office:value-type="string">
            <text:p text:style-name="P5">Description</text:p>
          </table:table-cell>
          <table:table-cell table:style-name="Table14.B2" office:value-type="string">
            <text:p text:style-name="Table_20_Contents">A player who is using the swordsman chooses when they get to play</text:p>
          </table:table-cell>
        </table:table-row>
        <table:table-row>
          <table:table-cell table:style-name="Table14.A2" office:value-type="string">
            <text:p text:style-name="P5">Actors</text:p>
          </table:table-cell>
          <table:table-cell table:style-name="Table14.B2" office:value-type="string">
            <text:p text:style-name="Table_20_Contents">A single player who is using the swordsman</text:p>
          </table:table-cell>
        </table:table-row>
        <table:table-row table:style-name="Table14.4">
          <table:table-cell table:style-name="Table14.A2" office:value-type="string">
            <text:p text:style-name="P5">Starting Condition </text:p>
          </table:table-cell>
          <table:table-cell table:style-name="Table14.B2" office:value-type="string">
            <text:p text:style-name="Table_20_Contents">The game has started and a new day has begun where atleast player is using the swordsman</text:p>
          </table:table-cell>
        </table:table-row>
        <table:table-row>
          <table:table-cell table:style-name="Table14.A2" office:value-type="string">
            <text:p text:style-name="P5">Main Sequence</text:p>
          </table:table-cell>
          <table:table-cell table:style-name="Table14.B2" office:value-type="string">
            <text:list xml:id="list384886266625180201" text:style-name="L16">
              <text:list-item>
                <text:p text:style-name="P18">The turn selection view is displayed to the a user who is playing the swordsman</text:p>
              </text:list-item>
              <text:list-item>
                <text:p text:style-name="P18">That user selects when he/she would like to play their turn, from the dropdown box available</text:p>
              </text:list-item>
              <text:list-item>
                <text:p text:style-name="P18">User presses the OK button to commit their decision</text:p>
              </text:list-item>
              <text:list-item>
                <text:p text:style-name="P18">Steps 1 through 4 are repeated until all users who are playing the swordsman have chosen when they want to play</text:p>
              </text:list-item>
            </text:list>
          </table:table-cell>
        </table:table-row>
        <table:table-row table:style-name="Table14.6">
          <table:table-cell table:style-name="Table14.A2" office:value-type="string">
            <text:p text:style-name="P5">Post-Condition</text:p>
          </table:table-cell>
          <table:table-cell table:style-name="Table14.B2" office:value-type="string">
            <text:p text:style-name="Table_20_Contents">The swordsmen have decided when they would like to take their turn this day</text:p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">UC-15</text:p>
          </table:table-cell>
          <table:table-cell table:style-name="Table15.B1" office:value-type="string">
            <text:p text:style-name="P6">Player Rests</text:p>
          </table:table-cell>
        </table:table-row>
        <table:table-row>
          <table:table-cell table:style-name="Table15.A2" office:value-type="string">
            <text:p text:style-name="P5">Description</text:p>
          </table:table-cell>
          <table:table-cell table:style-name="Table15.B2" office:value-type="string">
            <text:p text:style-name="Table_20_Contents">A player decides to rest during one of the actions in his/her turn</text:p>
          </table:table-cell>
        </table:table-row>
        <table:table-row>
          <table:table-cell table:style-name="Table15.A2" office:value-type="string">
            <text:p text:style-name="P5">Actors</text:p>
          </table:table-cell>
          <table:table-cell table:style-name="Table15.B2" office:value-type="string">
            <text:p text:style-name="Table_20_Contents">A single player who's turn it is</text:p>
          </table:table-cell>
        </table:table-row>
        <table:table-row>
          <table:table-cell table:style-name="Table15.A2" office:value-type="string">
            <text:p text:style-name="P5">Starting Condition </text:p>
          </table:table-cell>
          <table:table-cell table:style-name="Table15.B2" office:value-type="string">
            <text:p text:style-name="Table_20_Contents">A game must be under way and it must be a player's turn</text:p>
          </table:table-cell>
        </table:table-row>
        <table:table-row>
          <table:table-cell table:style-name="Table15.A2" office:value-type="string">
            <text:p text:style-name="P5">Main Sequence</text:p>
          </table:table-cell>
          <table:table-cell table:style-name="Table15.B2" office:value-type="string">
            <text:p text:style-name="P3"/>
          </table:table-cell>
        </table:table-row>
        <table:table-row table:style-name="Table15.6">
          <table:table-cell table:style-name="Table15.A2" office:value-type="string">
            <text:p text:style-name="P5">Post-Condition</text:p>
          </table:table-cell>
          <table:table-cell table:style-name="Table15.B2" office:value-type="string">
            <text:p text:style-name="Table_20_Contents">The user has rested and used one of their actions for the da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6:44:22.46</meta:creation-date>
    <dc:date>2015-04-04T15:43:38.80</dc:date>
    <meta:editing-duration>PT13H5M20S</meta:editing-duration>
    <meta:editing-cycles>55</meta:editing-cycles>
    <meta:generator>OpenOffice/4.0.1$Win32 OpenOffice.org_project/401m5$Build-9714</meta:generator>
    <meta:document-statistic meta:table-count="15" meta:image-count="0" meta:object-count="0" meta:page-count="6" meta:paragraph-count="251" meta:word-count="1948" meta:character-count="10879"/>
  </office:meta>
</office:document-meta>
</file>